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df3d2" officeooo:paragraph-rsid="000df3d2" style:font-size-asian="18pt" style:font-size-complex="18pt"/>
    </style:style>
    <style:style style:name="P3" style:family="paragraph" style:parent-style-name="Standard">
      <style:text-properties fo:font-size="18pt" officeooo:rsid="000fba8b" officeooo:paragraph-rsid="000fba8b" style:font-size-asian="18pt" style:font-size-complex="18pt"/>
    </style:style>
    <style:style style:name="P4" style:family="paragraph" style:parent-style-name="Standard">
      <style:text-properties fo:font-size="18pt" officeooo:rsid="001113be" officeooo:paragraph-rsid="001113be" style:font-size-asian="18pt" style:font-size-complex="18pt"/>
    </style:style>
    <style:style style:name="P5" style:family="paragraph" style:parent-style-name="Standard">
      <style:text-properties fo:font-size="18pt" officeooo:rsid="0012fb3c" officeooo:paragraph-rsid="0012fb3c" style:font-size-asian="18pt" style:font-size-complex="18pt"/>
    </style:style>
    <style:style style:name="P6" style:family="paragraph" style:parent-style-name="Standard">
      <style:text-properties fo:font-size="18pt" officeooo:rsid="0014a085" officeooo:paragraph-rsid="0014a085" style:font-size-asian="18pt" style:font-size-complex="18pt"/>
    </style:style>
    <style:style style:name="P7" style:family="paragraph" style:parent-style-name="Standard">
      <style:text-properties fo:font-size="18pt" officeooo:rsid="001685aa" officeooo:paragraph-rsid="001685aa" style:font-size-asian="18pt" style:font-size-complex="18pt"/>
    </style:style>
    <style:style style:name="P8" style:family="paragraph" style:parent-style-name="Standard">
      <style:text-properties fo:font-size="18pt" officeooo:rsid="001685aa" officeooo:paragraph-rsid="001b5bc4" style:font-size-asian="18pt" style:font-size-complex="18pt"/>
    </style:style>
    <style:style style:name="P9" style:family="paragraph" style:parent-style-name="Standard">
      <style:text-properties fo:font-size="18pt" officeooo:rsid="001b5bc4" officeooo:paragraph-rsid="001b5bc4" style:font-size-asian="18pt" style:font-size-complex="18pt"/>
    </style:style>
    <style:style style:name="P10" style:family="paragraph" style:parent-style-name="Standard">
      <style:text-properties fo:font-size="18pt" officeooo:rsid="001cb533" officeooo:paragraph-rsid="001cb533" style:font-size-asian="18pt" style:font-size-complex="18pt"/>
    </style:style>
    <style:style style:name="P11" style:family="paragraph" style:parent-style-name="Standard">
      <style:text-properties fo:font-size="18pt" officeooo:rsid="002035e4" officeooo:paragraph-rsid="002035e4" style:font-size-asian="18pt" style:font-size-complex="18pt"/>
    </style:style>
    <style:style style:name="P12" style:family="paragraph" style:parent-style-name="Standard">
      <style:text-properties fo:font-size="18pt" officeooo:rsid="002035e4" officeooo:paragraph-rsid="002035e4" style:font-size-asian="18pt" style:font-size-complex="18pt"/>
    </style:style>
    <style:style style:name="T1" style:family="text">
      <style:text-properties officeooo:rsid="000df3d2"/>
    </style:style>
    <style:style style:name="T2" style:family="text">
      <style:text-properties officeooo:rsid="0014f100"/>
    </style:style>
    <style:style style:name="T3" style:family="text">
      <style:text-properties officeooo:rsid="0017b7d7"/>
    </style:style>
    <style:style style:name="T4" style:family="text">
      <style:text-properties officeooo:rsid="0018d52d"/>
    </style:style>
    <style:style style:name="T5" style:family="text">
      <style:text-properties officeooo:rsid="001cb533"/>
    </style:style>
    <style:style style:name="T6" style:family="text">
      <style:text-properties officeooo:rsid="001e061b"/>
    </style:style>
    <style:style style:name="T7" style:family="text">
      <style:text-properties officeooo:rsid="001e59a4"/>
    </style:style>
    <style:style style:name="T8" style:family="text">
      <style:text-properties officeooo:rsid="00222c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vers <text:span text:style-name="T1">Widgets </text:span></text:p>
      <text:p text:style-name="P3">(a) SliverAppBar:</text:p>
      <text:p text:style-name="P2">It is useful during scrolls and having a pinned top bar</text:p>
      <text:p text:style-name="P2">Standard widgets can’t be used as Slivers i.e(e.g SilverBar can’t be chil of AppBar)</text:p>
      <text:p text:style-name="P3"/>
      <text:p text:style-name="P3">(b)Sliver Persistent View</text:p>
      <text:p text:style-name="P4">Helps to implement Shrinking and growing Effect.</text:p>
      <text:p text:style-name="P4"/>
      <text:p text:style-name="P5">Stack Widgets</text:p>
      <text:p text:style-name="P5">Well as by the name says it is helpful to have more layouts by taking through children property.</text:p>
      <text:p text:style-name="P5">And have properties like overflow,Positions,fit(to expand or .)</text:p>
      <text:p text:style-name="P5"/>
      <text:p text:style-name="P6">Layout Widget</text:p>
      <text:p text:style-name="P6">It helps to customize the content(like images) for any constraints(mobile,tablet,laptop, or Horizontal ,vertical) fits. <text:span text:style-name="T2">Along with context or acc your wish.</text:span></text:p>
      <text:p text:style-name="P6"/>
      <text:p text:style-name="P7">FutureBuilder vs StreamBuilder Widgets</text:p>
      <text:p text:style-name="P7"/>
      <text:p text:style-name="P7">FutureBuilder Widget fetches data from the source only once</text:p>
      <text:p text:style-name="P7">i.e used for one time response </text:p>
      <text:p text:style-name="P7">e.g Image from Camera , <text:span text:style-name="T4">making http request</text:span></text:p>
      <text:p text:style-name="P7"/>
      <text:p text:style-name="P7">StreamBuilder Widget fetches data more than once</text:p>
      <text:p text:style-name="P8">e.g listening for Location update. , Playing music , <text:span text:style-name="T3">Stop watch</text:span></text:p>
      <text:p text:style-name="P9"/>
      <text:p text:style-name="P9"><text:span text:style-name="T5">=&gt;</text:span>shrinkWrap <text:span text:style-name="T5">property usage</text:span></text:p>
      <text:p text:style-name="P10">Usaually ListView ,GridView , ScrollView widgets takes all the available space to view.</text:p>
      <text:p text:style-name="P10">So to restrict that unneccisarly <text:span text:style-name="T6">we can </text:span><text:span text:style-name="T7">make shrinkWrap : true</text:span></text:p>
      <text:p text:style-name="P10"/>
      <text:p text:style-name="P10"/>
      <text:p text:style-name="P10"/>
      <text:p text:style-name="P10"><text:soft-page-break/></text:p>
      <text:p text:style-name="P10"/>
      <text:p text:style-name="P11">ctrl+alt+l =&gt; Formatting <text:span text:style-name="T8">in android std io</text:span></text:p>
      <text:p text:style-name="P11"/>
      <text:p text:style-name="P11">https://flutter.dev/docs/development/tools/sdk/upgrad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23:39:39.353736701</meta:creation-date>
    <meta:generator>LibreOffice/6.4.5.2$Linux_X86_64 LibreOffice_project/40$Build-2</meta:generator>
    <dc:date>2020-09-08T11:28:00.794055646</dc:date>
    <meta:editing-duration>PT1H51M38S</meta:editing-duration>
    <meta:editing-cycles>18</meta:editing-cycles>
    <meta:document-statistic meta:table-count="0" meta:image-count="0" meta:object-count="0" meta:page-count="2" meta:paragraph-count="22" meta:word-count="170" meta:character-count="1142" meta:non-whitespace-character-count="992"/>
  </office:meta>
</office:document-meta>
</file>